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4.75pt"/>
    </style:style>
    <style:style style:name="co2" style:family="table-column">
      <style:table-column-properties fo:break-before="auto" style:column-width="83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4.55pt"/>
    </style:style>
    <style:style style:name="co5" style:family="table-column">
      <style:table-column-properties fo:break-before="auto" style:column-width="81.64pt"/>
    </style:style>
    <style:style style:name="co6" style:family="table-column">
      <style:table-column-properties fo:break-before="auto" style:column-width="153.75pt"/>
    </style:style>
    <style:style style:name="co7" style:family="table-column">
      <style:table-column-properties fo:break-before="auto" style:column-width="33.85pt"/>
    </style:style>
    <style:style style:name="co8" style:family="table-column">
      <style:table-column-properties fo:break-before="auto" style:column-width="44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2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6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Week1</text:p>
          </table:table-cell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1RM</text:p>
          </table:table-cell>
          <table:table-cell/>
          <table:table-cell office:value-type="string" calcext:value-type="string">
            <text:p>MO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</table:table-row>
        <table:table-row table:style-name="ro2">
          <table:table-cell office:value-type="string" calcext:value-type="string">
            <text:p>Deadlift</text:p>
          </table:table-cell>
          <table:table-cell table:style-name="ce4" table:formula="of:=175/[.B30]" office:value-type="float" office:value="198.863636363636" calcext:value-type="float">
            <text:p>198.86</text:p>
          </table:table-cell>
          <table:table-cell table:number-columns-repeated="2"/>
          <table:table-cell office:value-type="string" calcext:value-type="string">
            <text:p>Snatch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formula="of:=[.F4]/[.B28]" office:value-type="float" office:value="0.752688172043011" calcext:value-type="float">
            <text:p>0.752688172043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ush Press</text:p>
          </table:table-cell>
          <table:table-cell table:formula="of:=95/[.B28]" office:value-type="float" office:value="102.150537634409" calcext:value-type="float">
            <text:p>102.15</text:p>
          </table:table-cell>
          <table:table-cell table:number-columns-repeated="2"/>
          <table:table-cell office:value-type="string" calcext:value-type="string">
            <text:p>Snatch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F5]/[.B28]" office:value-type="float" office:value="0.806451612903226" calcext:value-type="float">
            <text:p>0.8064516129032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Jerk</text:p>
          </table:table-cell>
          <table:table-cell table:style-name="ce6" table:formula="of:=115/[.B27]" office:value-type="float" office:value="119.791666666667" calcext:value-type="float">
            <text:p>119.79</text:p>
          </table:table-cell>
          <table:table-cell table:number-columns-repeated="2"/>
          <table:table-cell office:value-type="string" calcext:value-type="string">
            <text:p>Snatch Pull On Rise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formula="of:=[.F6]/[.B30]" office:value-type="float" office:value="1.02272727272727" calcext:value-type="float">
            <text:p>1.0227272727272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ress</text:p>
          </table:table-cell>
          <table:table-cell table:formula="of:=65/[.B28]" office:value-type="float" office:value="69.8924731182796" calcext:value-type="float">
            <text:p>69.89</text:p>
          </table:table-cell>
          <table:table-cell table:number-columns-repeated="2"/>
          <table:table-cell office:value-type="string" calcext:value-type="string">
            <text:p>Snatch Deadlift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formula="of:=[.F7]/[.B28]" office:value-type="float" office:value="0.860215053763441" calcext:value-type="float">
            <text:p>0.86021505376344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OVS</text:p>
          </table:table-cell>
          <table:table-cell table:style-name="ce7" table:formula="of:=82.5/[.B29]" office:value-type="float" office:value="91.6666666666667" calcext:value-type="float">
            <text:p>91.67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office:value-type="float" office:value="0.6" calcext:value-type="float">
            <text:p>0.6</text:p>
          </table:table-cell>
          <table:table-cell office:value-type="float" office:value="8" calcext:value-type="float">
            <text:p>8</text:p>
          </table:table-cell>
          <table:table-cell table:formula="of:=[.F8]/[.B33]" office:value-type="float" office:value="0.740740740740741" calcext:value-type="float">
            <text:p>0.74074074074074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ackSquat</text:p>
          </table:table-cell>
          <table:table-cell table:formula="of:=137.5/[.B29]" office:value-type="float" office:value="152.777777777778" calcext:value-type="float">
            <text:p>152.78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office:value-type="float" office:value="0.7" calcext:value-type="float">
            <text:p>0.7</text:p>
          </table:table-cell>
          <table:table-cell office:value-type="float" office:value="8" calcext:value-type="float">
            <text:p>8</text:p>
          </table:table-cell>
          <table:table-cell table:formula="of:=[.F9]/[.B33]" office:value-type="float" office:value="0.864197530864197" calcext:value-type="float">
            <text:p>0.864197530864197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ront Squat</text:p>
          </table:table-cell>
          <table:table-cell table:formula="of:=130/[.B28]" office:value-type="float" office:value="139.784946236559" calcext:value-type="float">
            <text:p>139.78</text:p>
          </table:table-cell>
          <table:table-cell/>
          <table:table-cell office:value-type="string" calcext:value-type="string">
            <text:p>TUE</text:p>
          </table:table-cell>
          <table:table-cell office:value-type="string" calcext:value-type="string">
            <text:p>Jerk Techn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lean</text:p>
          </table:table-cell>
          <table:table-cell office:value-type="float" office:value="110" calcext:value-type="float">
            <text:p>110.00</text:p>
          </table:table-cell>
          <table:table-cell table:number-columns-repeated="2"/>
          <table:table-cell office:value-type="string" calcext:value-type="string">
            <text:p>Jerk 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formula="of:=[.F11]/[.$B$28]" office:value-type="float" office:value="0.752688172043011" calcext:value-type="float">
            <text:p>0.752688172043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lean Pull</text:p>
          </table:table-cell>
          <table:table-cell table:formula="of:=115/[.B28]" office:value-type="float" office:value="123.655913978495" calcext:value-type="float">
            <text:p>123.66</text:p>
          </table:table-cell>
          <table:table-cell table:number-columns-repeated="2"/>
          <table:table-cell office:value-type="string" calcext:value-type="string">
            <text:p>Jerk 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F12]/[.$B$28]" office:value-type="float" office:value="0.806451612903226" calcext:value-type="float">
            <text:p>0.8064516129032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Snatch</text:p>
          </table:table-cell>
          <table:table-cell office:value-type="float" office:value="80" calcext:value-type="float">
            <text:p>80.00</text:p>
          </table:table-cell>
          <table:table-cell table:number-columns-repeated="2"/>
          <table:table-cell office:value-type="string" calcext:value-type="string">
            <text:p>Power Clean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formula="of:=[.F13]/[.$B$28]" office:value-type="float" office:value="0.752688172043011" calcext:value-type="float">
            <text:p>0.752688172043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natch pull</text:p>
          </table:table-cell>
          <table:table-cell table:formula="of:=102.5/[.B28]" office:value-type="float" office:value="110.215053763441" calcext:value-type="float">
            <text:p>110.22</text:p>
          </table:table-cell>
          <table:table-cell table:number-columns-repeated="2"/>
          <table:table-cell office:value-type="string" calcext:value-type="string">
            <text:p>Power 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F14]/[.$B$28]" office:value-type="float" office:value="0.806451612903226" calcext:value-type="float">
            <text:p>0.8064516129032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wer Clean</text:p>
          </table:table-cell>
          <table:table-cell table:formula="of:=0.95*[.B11]" office:value-type="float" office:value="104.5" calcext:value-type="float">
            <text:p>104.50</text:p>
          </table:table-cell>
          <table:table-cell table:number-columns-repeated="2"/>
          <table:table-cell office:value-type="string" calcext:value-type="string">
            <text:p>Push Press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table:formula="of:=[.F15]/[.B30]" office:value-type="float" office:value="0.795454545454546" calcext:value-type="float">
            <text:p>0.79545454545454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Power Snatch</text:p>
          </table:table-cell>
          <table:table-cell table:formula="of:=75/[.B27]" office:value-type="float" office:value="78.125" calcext:value-type="float">
            <text:p>78.13</text:p>
          </table:table-cell>
          <table:table-cell table:number-columns-repeated="2"/>
          <table:table-cell office:value-type="string" calcext:value-type="string">
            <text:p>Upper Body Body Buil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G Deficit Deadlift</text:p>
          </table:table-cell>
          <table:table-cell table:style-name="ce8" table:formula="of:=125/[.B29]" office:value-type="float" office:value="138.888888888889" calcext:value-type="float">
            <text:p>138.89</text:p>
          </table:table-cell>
          <table:table-cell/>
          <table:table-cell office:value-type="string" calcext:value-type="string">
            <text:p>WED</text:p>
          </table:table-cell>
          <table:table-cell office:value-type="string" calcext:value-type="string">
            <text:p>Clean Techniqu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natch Deadlift</text:p>
          </table:table-cell>
          <table:table-cell table:formula="of:=150/[.B28]" office:value-type="float" office:value="161.290322580645" calcext:value-type="float">
            <text:p>161.29</text:p>
          </table:table-cell>
          <table:table-cell table:number-columns-repeated="2"/>
          <table:table-cell office:value-type="string" calcext:value-type="string">
            <text:p>Clean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formula="of:=[.F18]/[.$B$28]" office:value-type="float" office:value="0.752688172043011" calcext:value-type="float">
            <text:p>0.7526881720430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used Deadlift/ Stiff Leg</text:p>
          </table:table-cell>
          <table:table-cell table:formula="of:=0.6*[.B4]" office:value-type="float" office:value="119.318181818182" calcext:value-type="float">
            <text:p>119.32</text:p>
          </table:table-cell>
          <table:table-cell table:number-columns-repeated="2"/>
          <table:table-cell office:value-type="string" calcext:value-type="string">
            <text:p>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F19]/[.$B$28]" office:value-type="float" office:value="0.806451612903226" calcext:value-type="float">
            <text:p>0.80645161290322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lean Combination</text:p>
          </table:table-cell>
          <table:table-cell table:formula="of:=0.85*[.B11]" office:value-type="float" office:value="93.5" calcext:value-type="float">
            <text:p>93.50</text:p>
          </table:table-cell>
          <table:table-cell table:number-columns-repeated="2"/>
          <table:table-cell office:value-type="string" calcext:value-type="string">
            <text:p>Clean Pull On Riser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table:formula="of:=[.F20]/[.B30]" office:value-type="float" office:value="1.02272727272727" calcext:value-type="float">
            <text:p>1.02272727272727</text:p>
          </table:table-cell>
          <table:table-cell/>
        </table:table-row>
        <table:table-row table:style-name="ro2">
          <table:table-cell office:value-type="string" calcext:value-type="string">
            <text:p>Snatch Combination</text:p>
          </table:table-cell>
          <table:table-cell table:formula="of:=0.85*[.B13]" office:value-type="float" office:value="68" calcext:value-type="float">
            <text:p>68.00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Burn Squat</text:p>
          </table:table-cell>
          <table:table-cell table:style-name="ce9" table:formula="of:=0.6*[.B9]" office:value-type="float" office:value="91.6666666666667" calcext:value-type="float">
            <text:p>91.67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Clean and Jerk</text:p>
          </table:table-cell>
          <table:table-cell table:style-name="ce2" office:value-type="float" office:value="107.5" calcext:value-type="float">
            <text:p>107.5</text:p>
          </table:table-cell>
          <table:table-cell table:number-columns-repeated="7"/>
        </table:table-row>
        <table:table-row table:style-name="ro2">
          <table:table-cell table:style-name="ce3" table:number-columns-repeated="2"/>
          <table:table-cell table:number-columns-repeated="7"/>
        </table:table-row>
        <table:table-row table:style-name="ro2">
          <table:table-cell table:style-name="ce2"/>
          <table:table-cell table:style-name="ce2" office:value-type="string" calcext:value-type="string">
            <text:p>1 Rep Max Table</text:p>
          </table:table-cell>
          <table:table-cell table:number-columns-repeated="7"/>
        </table:table-row>
        <table:table-row table:style-name="ro2">
          <table:table-cell table:number-columns-repeated="2" table:style-name="ce2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0.96" calcext:value-type="float">
            <text:p>0.96</text:p>
          </table:table-cell>
          <table:table-cell table:number-columns-repeated="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0.93" calcext:value-type="float">
            <text:p>0.93</text:p>
          </table:table-cell>
          <table:table-cell table:number-columns-repeated="7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0.9" calcext:value-type="float">
            <text:p>0.9</text:p>
          </table:table-cell>
          <table:table-cell table:number-columns-repeated="7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.88" calcext:value-type="float">
            <text:p>0.88</text:p>
          </table:table-cell>
          <table:table-cell table:number-columns-repeated="7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0.86" calcext:value-type="float">
            <text:p>0.86</text:p>
          </table:table-cell>
          <table:table-cell table:number-columns-repeated="7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0.83" calcext:value-type="float">
            <text:p>0.83</text:p>
          </table:table-cell>
          <table:table-cell table:number-columns-repeated="7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0.81" calcext:value-type="float">
            <text:p>0.81</text:p>
          </table:table-cell>
          <table:table-cell table:number-columns-repeated="7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0.79" calcext:value-type="float">
            <text:p>0.79</text:p>
          </table:table-cell>
          <table:table-cell table:number-columns-repeated="7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77" calcext:value-type="float">
            <text:p>0.77</text:p>
          </table:table-cell>
          <table:table-cell table:number-columns-repeated="7"/>
        </table:table-row>
      </table:table>
      <table:table table:name="Prep Mesocycle 1" table:style-name="ta1">
        <table:table-column table:style-name="co3" table:default-cell-style-name="ce10"/>
        <table:table-column table:style-name="co6" table:default-cell-style-name="ce10"/>
        <table:table-column table:style-name="co3" table:default-cell-style-name="ce11"/>
        <table:table-column table:style-name="co3" table:default-cell-style-name="ce12"/>
        <table:table-column table:style-name="co5" table:default-cell-style-name="ce10"/>
        <table:table-column table:style-name="co7" table:default-cell-style-name="ce12"/>
        <table:table-column table:style-name="co8" table:default-cell-style-name="ce10"/>
        <table:table-column table:style-name="co3" table:number-columns-repeated="1017" table:default-cell-style-name="ce1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5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5]*[Sheet1.B13]" office:value-type="float" office:value="56" calcext:value-type="float">
            <text:p>56.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6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6]*[Sheet1.B13]" office:value-type="float" office:value="60" calcext:value-type="float">
            <text:p>60.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 Pull On Riser</text:p>
          </table:table-cell>
          <table:table-cell office:value-type="float" office:value="0.9" calcext:value-type="float">
            <text:p>0.90</text:p>
          </table:table-cell>
          <table:table-cell office:value-type="float" office:value="5" calcext:value-type="float">
            <text:p>5</text:p>
          </table:table-cell>
          <table:table-cell table:formula="of:=[.C7]/[$Sheet1.B$30]" office:value-type="float" office:value="1.02272727272727" calcext:value-type="float">
            <text:p>1.0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natch Segment Deadlift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table:formula="of:=[.C8]/[$Sheet1.B$28]" office:value-type="float" office:value="0.860215053763441" calcext:value-type="float">
            <text:p>0.86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table:formula="of:=[.C9]/[Sheet1.B33]" office:value-type="float" office:value="0.740740740740741" calcext:value-type="float">
            <text:p>0.741</text:p>
          </table:table-cell>
          <table:table-cell office:value-type="float" office:value="1" calcext:value-type="float">
            <text:p>1</text:p>
          </table:table-cell>
          <table:table-cell table:formula="of:=[.C9]*[Sheet1.$B$9]" office:value-type="float" office:value="91.6666666666667" calcext:value-type="float">
            <text:p>91.6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" calcext:value-type="float">
            <text:p>0.70</text:p>
          </table:table-cell>
          <table:table-cell office:value-type="float" office:value="8" calcext:value-type="float">
            <text:p>8</text:p>
          </table:table-cell>
          <table:table-cell table:formula="of:=[.C10]/[$Sheet1.B$33]" office:value-type="float" office:value="0.864197530864197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formula="of:=[.C10]*[Sheet1.$B$9]" office:value-type="float" office:value="106.944444444444" calcext:value-type="float">
            <text:p>106.9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k squat ju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Jerk Tech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Jerk 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14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14]*[Sheet1.$B$6]" office:value-type="float" office:value="83.8541666666667" calcext:value-type="float">
            <text:p>83.85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 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15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15]*[Sheet1.$B$6]" office:value-type="float" office:value="89.84375" calcext:value-type="float">
            <text:p>89.8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Clean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16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16]*[Sheet1.$B$15]" office:value-type="float" office:value="73.15" calcext:value-type="float">
            <text:p>73.1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17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17]*[Sheet1.$B$15]" office:value-type="float" office:value="78.375" calcext:value-type="float">
            <text:p>78.37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18]/[$Sheet1.B$30]" office:value-type="float" office:value="0.795454545454546" calcext:value-type="float">
            <text:p>0.795</text:p>
          </table:table-cell>
          <table:table-cell office:value-type="float" office:value="5" calcext:value-type="float">
            <text:p>5</text:p>
          </table:table-cell>
          <table:table-cell table:formula="of:=[.C18]*[Sheet1.B5]" office:value-type="float" office:value="71.505376344086" calcext:value-type="float">
            <text:p>71.50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Upper Body Push Body Bui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Clean Tech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21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21]*[Sheet1.$B$11]" office:value-type="float" office:value="77" calcext:value-type="float">
            <text:p>77.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22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22]*[Sheet1.$B$11]" office:value-type="float" office:value="82.5" calcext:value-type="float">
            <text:p>82.5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ean Pull On Riser</text:p>
          </table:table-cell>
          <table:table-cell office:value-type="float" office:value="0.9" calcext:value-type="float">
            <text:p>0.90</text:p>
          </table:table-cell>
          <table:table-cell office:value-type="float" office:value="5" calcext:value-type="float">
            <text:p>5</text:p>
          </table:table-cell>
          <table:table-cell table:formula="of:=[.C23]/[$Sheet1.B$30]" office:value-type="float" office:value="1.02272727272727" calcext:value-type="float">
            <text:p>1.0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ean Segment Deadlift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table:formula="of:=[.C24]/[$Sheet1.B$28]" office:value-type="float" office:value="0.860215053763441" calcext:value-type="float">
            <text:p>0.860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25]/[$Sheet1.B$30]" office:value-type="float" office:value="0.795454545454546" calcext:value-type="float">
            <text:p>0.795</text:p>
          </table:table-cell>
          <table:table-cell office:value-type="float" office:value="4" calcext:value-type="float">
            <text:p>4</text:p>
          </table:table-cell>
          <table:table-cell table:formula="of:=[.C25]*[Sheet1.B10]" office:value-type="float" office:value="97.8494623655914" calcext:value-type="float">
            <text:p>97.84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Good Morn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t Jump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Snatch or Jerk Tech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wer Snatch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29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29]*[Sheet1.B16]" office:value-type="float" office:value="54.6875" calcext:value-type="float">
            <text:p>54.68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Snatch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30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30]*[Sheet1.B16]" office:value-type="float" office:value="58.59375" calcext:value-type="float">
            <text:p>58.59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Jerk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31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Jerk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32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verhead Squat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33]/[$Sheet1.B$28]" office:value-type="float" office:value="0.752688172043011" calcext:value-type="float">
            <text:p>0.753</text:p>
          </table:table-cell>
          <table:table-cell office:value-type="float" office:value="5" calcext:value-type="float">
            <text:p>5</text:p>
          </table:table-cell>
          <table:table-cell table:formula="of:=[.C33]*[Sheet1.B8]" office:value-type="float" office:value="64.1666666666667" calcext:value-type="float">
            <text:p>64.16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 Push Press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34]/[$Sheet1.B$30]" office:value-type="float" office:value="0.795454545454546" calcext:value-type="float">
            <text:p>0.79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 Body PullBody Bui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Snatch, Clean or Jerk Tech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tch + OVS</text:p>
          </table:table-cell>
          <table:table-cell/>
          <table:table-cell office:value-type="string" calcext:value-type="string">
            <text:p>1+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/>
          <table:table-cell office:value-type="string" calcext:value-type="string">
            <text:p>2 +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ating Snatch Pull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</text:p>
          </table:table-cell>
          <table:table-cell table:formula="of:=[.C39]/[$Sheet1.B$30]" office:value-type="float" office:value="0.909090909090909" calcext:value-type="float">
            <text:p>0.909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40]/[$Sheet1.B$30]" office:value-type="float" office:value="0.795454545454546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table:formula="of:=[.C40]*[Sheet1.$B$9]" office:value-type="float" office:value="106.944444444444" calcext:value-type="float">
            <text:p>106.9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formula="of:=[.C41]/[$Sheet1.B$30]" office:value-type="float" office:value="0.852272727272727" calcext:value-type="float">
            <text:p>0.852</text:p>
          </table:table-cell>
          <table:table-cell office:value-type="float" office:value="1" calcext:value-type="float">
            <text:p>1</text:p>
          </table:table-cell>
          <table:table-cell office:value-type="float" office:value="106.944444444444" calcext:value-type="float">
            <text:p>106.9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</text:p>
          </table:table-cell>
          <table:table-cell table:formula="of:=[.C42]/[$Sheet1.B$30]" office:value-type="float" office:value="0.909090909090909" calcext:value-type="float">
            <text:p>0.909</text:p>
          </table:table-cell>
          <table:table-cell office:value-type="float" office:value="2" calcext:value-type="float">
            <text:p>2</text:p>
          </table:table-cell>
          <table:table-cell table:formula="of:=[.C42]*[Sheet1.$B$9]" office:value-type="float" office:value="122.222222222222" calcext:value-type="float">
            <text:p>122.222</text:p>
          </table:table-cell>
          <table:table-cell table:number-columns-repeated="1017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etition Mesocycle 3" table:style-name="ta1">
        <table:table-column table:style-name="co3" table:default-cell-style-name="ce10"/>
        <table:table-column table:style-name="co6" table:default-cell-style-name="ce10"/>
        <table:table-column table:style-name="co3" table:default-cell-style-name="ce11"/>
        <table:table-column table:style-name="co3" table:default-cell-style-name="ce12"/>
        <table:table-column table:style-name="co5" table:default-cell-style-name="ce10"/>
        <table:table-column table:style-name="co7" table:default-cell-style-name="ce12"/>
        <table:table-column table:style-name="co8" table:default-cell-style-name="ce10"/>
        <table:table-column table:style-name="co3" table:number-columns-repeated="1017" table:default-cell-style-name="ce1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Day 1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relative intensity</text:p>
          </table:table-cell>
          <table:table-cell office:value-type="string" calcext:value-type="string">
            <text:p>sets</text:p>
          </table:table-cell>
          <table:table-cell office:value-type="string" calcext:value-type="string">
            <text:p>weight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 Techniqe Primer</text:p>
          </table:table-cell>
          <table:table-cell table:number-columns-repeated="4"/>
          <table:table-cell table:formula="of:=[.C5]*[$Sheet1.$B$13]" office:value-type="float" office:value="0" calcext:value-type="float">
            <text:p>0.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6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6]*['Prep Mesocycle 1'.B13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7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natch Pull On Riser</text:p>
          </table:table-cell>
          <table:table-cell office:value-type="float" office:value="0.9" calcext:value-type="float">
            <text:p>0.90</text:p>
          </table:table-cell>
          <table:table-cell office:value-type="float" office:value="5" calcext:value-type="float">
            <text:p>5</text:p>
          </table:table-cell>
          <table:table-cell table:formula="of:=[.C8]/[$Sheet1.B$30]" office:value-type="float" office:value="1.02272727272727" calcext:value-type="float">
            <text:p>1.0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natch Segment Deadlift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table:formula="of:=[.C9]/[$Sheet1.B$28]" office:value-type="float" office:value="0.860215053763441" calcext:value-type="float">
            <text:p>0.860</text:p>
          </table:table-cell>
          <table:table-cell office:value-type="float" office:value="3" calcext:value-type="float">
            <text:p>3</text:p>
          </table:table-cell>
          <table:table-cell table:formula="of:=[.C9]*['Prep Mesocycle 1'.$B$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6" calcext:value-type="float">
            <text:p>0.60</text:p>
          </table:table-cell>
          <table:table-cell office:value-type="float" office:value="8" calcext:value-type="float">
            <text:p>8</text:p>
          </table:table-cell>
          <table:table-cell table:formula="of:=[.C10]/[$Sheet1.B33]" office:value-type="float" office:value="0.740740740740741" calcext:value-type="float">
            <text:p>0.741</text:p>
          </table:table-cell>
          <table:table-cell office:value-type="float" office:value="1" calcext:value-type="float">
            <text:p>1</text:p>
          </table:table-cell>
          <table:table-cell table:formula="of:=[.C10]*['Prep Mesocycle 1'.$B$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" calcext:value-type="float">
            <text:p>0.70</text:p>
          </table:table-cell>
          <table:table-cell office:value-type="float" office:value="8" calcext:value-type="float">
            <text:p>8</text:p>
          </table:table-cell>
          <table:table-cell table:formula="of:=[.C11]/[$Sheet1.B$33]" office:value-type="float" office:value="0.864197530864197" calcext:value-type="float">
            <text:p>0.864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ck squat jum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2</text:p>
          </table:table-cell>
          <table:table-cell office:value-type="string" calcext:value-type="string">
            <text:p>Jerk Technique</text:p>
          </table:table-cell>
          <table:table-cell table:number-columns-repeated="4"/>
          <table:table-cell table:formula="of:=[.C14]*['Prep Mesocycle 1'.$B$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 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15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15]*['Prep Mesocycle 1'.$B$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erk 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16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16]*['Prep Mesocycle 1'.$B$1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Clean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17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17]*['Prep Mesocycle 1'.$B$1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18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18]*['Prep Mesocycle 1'.B5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19]/[$Sheet1.B$30]" office:value-type="float" office:value="0.795454545454546" calcext:value-type="float">
            <text:p>0.79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 Body Push Body Bui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3</text:p>
          </table:table-cell>
          <table:table-cell office:value-type="string" calcext:value-type="string">
            <text:p>Clean Technique</text:p>
          </table:table-cell>
          <table:table-cell table:number-columns-repeated="4"/>
          <table:table-cell table:formula="of:=[.C21]*['Prep Mesocycle 1'.$B$1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22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22]*['Prep Mesocycle 1'.$B$11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23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ean Pull On Riser</text:p>
          </table:table-cell>
          <table:table-cell office:value-type="float" office:value="0.9" calcext:value-type="float">
            <text:p>0.90</text:p>
          </table:table-cell>
          <table:table-cell office:value-type="float" office:value="5" calcext:value-type="float">
            <text:p>5</text:p>
          </table:table-cell>
          <table:table-cell table:formula="of:=[.C24]/[$Sheet1.B$30]" office:value-type="float" office:value="1.02272727272727" calcext:value-type="float">
            <text:p>1.02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lean Segment Deadlift</text:p>
          </table:table-cell>
          <table:table-cell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table:formula="of:=[.C25]/[$Sheet1.B$28]" office:value-type="float" office:value="0.860215053763441" calcext:value-type="float">
            <text:p>0.860</text:p>
          </table:table-cell>
          <table:table-cell office:value-type="float" office:value="3" calcext:value-type="float">
            <text:p>3</text:p>
          </table:table-cell>
          <table:table-cell table:formula="of:=[.C25]*['Prep Mesocycle 1'.B10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26]/[$Sheet1.B$30]" office:value-type="float" office:value="0.795454545454546" calcext:value-type="float">
            <text:p>0.795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ood Morn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pt Jump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y 4</text:p>
          </table:table-cell>
          <table:table-cell office:value-type="string" calcext:value-type="string">
            <text:p>Snatch or Jerk Technique</text:p>
          </table:table-cell>
          <table:table-cell table:number-columns-repeated="4"/>
          <table:table-cell table:formula="of:=[.C29]*['Prep Mesocycle 1'.B1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Snatch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30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formula="of:=[.C30]*['Prep Mesocycle 1'.B16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ower Snatch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31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Jerk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32]/[$Sheet1.B$28]" office:value-type="float" office:value="0.752688172043011" calcext:value-type="float">
            <text:p>0.75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ower Jerk</text:p>
          </table:table-cell>
          <table:table-cell office:value-type="float" office:value="0.75" calcext:value-type="float">
            <text:p>0.75</text:p>
          </table:table-cell>
          <table:table-cell office:value-type="float" office:value="3" calcext:value-type="float">
            <text:p>3</text:p>
          </table:table-cell>
          <table:table-cell table:formula="of:=[.C33]/[$Sheet1.B$28]" office:value-type="float" office:value="0.806451612903226" calcext:value-type="float">
            <text:p>0.806</text:p>
          </table:table-cell>
          <table:table-cell office:value-type="float" office:value="5" calcext:value-type="float">
            <text:p>5</text:p>
          </table:table-cell>
          <table:table-cell table:formula="of:=[.C33]*['Prep Mesocycle 1'.B8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verhead Squat</text:p>
          </table:table-cell>
          <table:table-cell office:value-type="float" office:value="0.7" calcext:value-type="float">
            <text:p>0.70</text:p>
          </table:table-cell>
          <table:table-cell office:value-type="float" office:value="3" calcext:value-type="float">
            <text:p>3</text:p>
          </table:table-cell>
          <table:table-cell table:formula="of:=[.C34]/[$Sheet1.B$28]" office:value-type="float" office:value="0.752688172043011" calcext:value-type="float">
            <text:p>0.753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natch Push Press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35]/[$Sheet1.B$30]" office:value-type="float" office:value="0.795454545454546" calcext:value-type="float">
            <text:p>0.795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Upper Body PullBody Bui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y 5</text:p>
          </table:table-cell>
          <table:table-cell office:value-type="string" calcext:value-type="string">
            <text:p>Snatch, Clean or Jerk Techniq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atch + OVS</text:p>
          </table:table-cell>
          <table:table-cell/>
          <table:table-cell office:value-type="string" calcext:value-type="string">
            <text:p>1+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/>
          <table:table-cell office:value-type="string" calcext:value-type="string">
            <text:p>2 +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loating Snatch Pull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</text:p>
          </table:table-cell>
          <table:table-cell table:formula="of:=[.C40]/[$Sheet1.B$30]" office:value-type="float" office:value="0.909090909090909" calcext:value-type="float">
            <text:p>0.909</text:p>
          </table:table-cell>
          <table:table-cell office:value-type="float" office:value="4" calcext:value-type="float">
            <text:p>4</text:p>
          </table:table-cell>
          <table:table-cell table:formula="of:=[.C40]*['Prep Mesocycle 1'.$B$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" calcext:value-type="float">
            <text:p>0.70</text:p>
          </table:table-cell>
          <table:table-cell office:value-type="float" office:value="5" calcext:value-type="float">
            <text:p>5</text:p>
          </table:table-cell>
          <table:table-cell table:formula="of:=[.C41]/[$Sheet1.B$30]" office:value-type="float" office:value="0.795454545454546" calcext:value-type="float">
            <text:p>0.795</text:p>
          </table:table-cell>
          <table:table-cell office:value-type="float" office:value="1" calcext:value-type="float">
            <text:p>1</text:p>
          </table:table-cell>
          <table:table-cell office:value-type="float" office:value="106.944444444444" calcext:value-type="float">
            <text:p>106.944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75" calcext:value-type="float">
            <text:p>0.75</text:p>
          </table:table-cell>
          <table:table-cell office:value-type="float" office:value="5" calcext:value-type="float">
            <text:p>5</text:p>
          </table:table-cell>
          <table:table-cell table:formula="of:=[.C42]/[$Sheet1.B$30]" office:value-type="float" office:value="0.852272727272727" calcext:value-type="float">
            <text:p>0.852</text:p>
          </table:table-cell>
          <table:table-cell office:value-type="float" office:value="1" calcext:value-type="float">
            <text:p>1</text:p>
          </table:table-cell>
          <table:table-cell table:formula="of:=[.C42]*['Prep Mesocycle 1'.$B$9]" office:value-type="string" office:string-value="" calcext:value-type="error">
            <text:p>#VALUE!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office:value-type="float" office:value="0.8" calcext:value-type="float">
            <text:p>0.80</text:p>
          </table:table-cell>
          <table:table-cell office:value-type="float" office:value="5" calcext:value-type="float">
            <text:p>5</text:p>
          </table:table-cell>
          <table:table-cell table:formula="of:=[.C43]/[$Sheet1.B$30]" office:value-type="float" office:value="0.909090909090909" calcext:value-type="float">
            <text:p>0.909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15:30:49.127814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0:12:06.422714239</meta:creation-date>
    <meta:generator>LibreOffice/5.2.7.2$Linux_X86_64 LibreOffice_project/20m0$Build-2</meta:generator>
    <dc:date>2018-04-25T00:35:16.023071323</dc:date>
    <meta:editing-duration>PT1H17M33S</meta:editing-duration>
    <meta:editing-cycles>3</meta:editing-cycles>
    <meta:document-statistic meta:table-count="3" meta:cell-count="502" meta:object-count="0"/>
  </office:meta>
</office:document-meta>
</file>